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a1f" officeooo:paragraph-rsid="001a4a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kab 2 variabler , a og b</text:p>
      <text:p text:style-name="P1"/>
      <text:p text:style-name="P1">tag input til a og læg den I a’s plads</text:p>
      <text:p text:style-name="P1">tag input til b og læg den I b’s plads</text:p>
      <text:p text:style-name="P1"/>
      <text:p text:style-name="P1">udregn a+b og gem I ny variabel “sum”</text:p>
      <text:p text:style-name="P1"/>
      <text:p text:style-name="P1">print sum variablen</text:p>
      <text:p text:style-name="P1"/>
      <text:p text:style-name="P1">tjek om sum &gt; b:</text:p>
      <text:p text:style-name="P1">hvis ja, gem sum-b I a’s plad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09:56:27.805402557</meta:creation-date>
    <meta:generator>LibreOffice/7.3.5.2$Linux_X86_64 LibreOffice_project/30$Build-2</meta:generator>
    <dc:date>2022-08-29T10:02:34.971199348</dc:date>
    <meta:editing-duration>PT6M7S</meta:editing-duration>
    <meta:editing-cycles>1</meta:editing-cycles>
    <meta:document-statistic meta:table-count="0" meta:image-count="0" meta:object-count="0" meta:page-count="1" meta:paragraph-count="7" meta:word-count="50" meta:character-count="204" meta:non-whitespace-character-count="161"/>
  </office:meta>
</office:document-meta>
</file>